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fo:background-color="#ff000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SOURCES</text:p>
      <text:p text:style-name="P1"/>
      <text:p text:style-name="P3">On fait comme ça ? Juste ferme ? On fait pas ferme de blé, étable, etc ?</text:p>
      <text:p text:style-name="P3">Idem pour les mines ? Mine de cuivre, carrière, mine d'or, mine de fer, … ?</text:p>
      <text:p text:style-name="P3"/>
      <text:p text:style-name="P2">Nourriture:</text:p>
      <text:p text:style-name="P2"><text:tab/>*Viande : Ferme de niveau 1. Il permet de nourrir la population</text:p>
      <text:p text:style-name="P2"><text:tab/>*Blé :<text:tab/>Ferme de niveau 1. Il permet de nourrir la population</text:p>
      <text:p text:style-name="P2"><text:tab/>*Poisson : Port de niveau 1. Il permet de nourrir la population</text:p>
      <text:p text:style-name="P2"><text:tab/>*Raisin : Ferme de niveau 5 ?, permet la fabrication du vin</text:p>
      <text:p text:style-name="P2"/>
      <text:p text:style-name="P2">Matériaux:</text:p>
      <text:p text:style-name="P2"><text:tab/>*Pierre : Carrière de niveau 1. Permet la construction de bâtiment. Nécessaire pour les catapultes.</text:p>
      <text:p text:style-name="P2"><text:tab/>*Bois : Scierie de niveau 1. Permet la construction de bâtiments, bateau, …</text:p>
      <text:p text:style-name="P2"><text:tab/>*Marbre : Carrière de niveau 5 ?, est nécessaire pour un palais de niveau 5 (suggestions)</text:p>
      <text:p text:style-name="P2"><text:tab/>*Minerai de fer : Carrière niveau 3 ?, nécessaire pour produire de l'acier</text:p>
      <text:p text:style-name="P2"><text:tab/>*Minerai de cuivre : Carrière de niveau 2. nécessaire pour arme en bronze;</text:p>
      <text:p text:style-name="P2"/>
      <text:p text:style-name="P2">Spéciales:</text:p>
      <text:p text:style-name="P2"><text:tab/>*Souffre : Soufrière de niveau 1. Nécessaire pour faire de la poudre à canon. </text:p>
      <text:p text:style-name="P2"><text:tab/>*Charbon : Mine de charbon niveau 1, ou charbonnerie niveau 1 (5 de bois pour 1 de charbon par exemple).</text:p>
      <text:p text:style-name="P2"><text:tab/>*Papier : Nécessite bois. Et nécessaire pour acheter des technologies (en plus des points de technologie.</text:p>
      <text:p text:style-name="P2"><text:tab/></text:p>
      <text:p text:style-name="P2">Ressources exotiques: bonus?, commerce</text:p>
      <text:p text:style-name="P2"><text:tab/>*Épices :</text:p>
      <text:p text:style-name="P2"><text:tab/>*Bières : bonus de moral pour les troupes ?</text:p>
      <text:p text:style-name="P2"><text:tab/>*Vin : pareil que pour bière.</text:p>
      <text:p text:style-name="P2"/>
      <text:p text:style-name="P2">Ressources militaires:</text:p>
      <text:p text:style-name="P2"><text:tab/>*Chanvre : Ferme de niveau 3. nécessaire pour les armur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1T19:08:19.68</meta:creation-date>
    <dc:date>2009-12-21T19:31:04.72</dc:date>
    <meta:editing-duration>PT00H15M04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25" meta:word-count="238" meta:character-count="1348"/>
  </office:meta>
</office:document-meta>
</file>